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 Sans ExtraBold" svg:font-family="'Open Sans ExtraBold'" style:font-family-generic="roman" style:font-pitch="variable"/>
    <style:font-face style:name="Open Sans ExtraBold1" svg:font-family="'Open Sans ExtraBold'" style:font-family-generic="system" style:font-pitch="variable"/>
    <style:font-face style:name="Open Sans Light" svg:font-family="'Open Sans Light'" style:font-family-generic="roman" style:font-pitch="variable"/>
    <style:font-face style:name="Open Sans Light1" svg:font-family="'Open Sans Light'"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6.997cm" fo:margin-left="0.012cm" fo:margin-top="0cm" fo:margin-bottom="0cm" table:align="left" style:writing-mode="lr-tb"/>
    </style:style>
    <style:style style:name="Tabla1.A" style:family="table-column">
      <style:table-column-properties style:column-width="8.791cm"/>
    </style:style>
    <style:style style:name="Tabla1.B" style:family="table-column">
      <style:table-column-properties style:column-width="8.206cm"/>
    </style:style>
    <style:style style:name="Tabla1.1" style:family="table-row">
      <style:table-row-properties fo:keep-together="auto"/>
    </style:style>
    <style:style style:name="Tabla1.A1" style:family="table-cell">
      <style:table-cell-properties fo:background-color="transparent" fo:padding-left="0.101cm" fo:padding-right="0cm" fo:padding-top="0.101cm" fo:padding-bottom="0.101cm" fo:border-left="0.75pt solid #000000" fo:border-right="none" fo:border-top="0.75pt solid #000000" fo:border-bottom="0.75pt solid #000000">
        <style:background-image/>
      </style:table-cell-properties>
    </style:style>
    <style:style style:name="Tabla1.B1" style:family="table-cell">
      <style:table-cell-properties fo:background-color="transparent" fo:padding="0.101cm" fo:border="0.75pt solid #000000">
        <style:background-image/>
      </style:table-cell-properties>
    </style:style>
    <style:style style:name="Tabla1.A2" style:family="table-cell">
      <style:table-cell-properties fo:background-color="transparent" fo:padding-left="0.101cm" fo:padding-right="0cm" fo:padding-top="0cm" fo:padding-bottom="0.101cm" fo:border-left="0.75pt solid #000000" fo:border-right="none" fo:border-top="none" fo:border-bottom="0.75pt solid #000000">
        <style:background-image/>
      </style:table-cell-properties>
    </style:style>
    <style:style style:name="Tabla1.B2" style:family="table-cell">
      <style:table-cell-properties fo:background-color="transparent" fo:padding-left="0.101cm" fo:padding-right="0.101cm" fo:padding-top="0cm" fo:padding-bottom="0.101cm" fo:border-left="0.75pt solid #000000" fo:border-right="0.75pt solid #000000" fo:border-top="none" fo:border-bottom="0.7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TML_20_Preformatted">
      <style:paragraph-properties fo:orphans="0" fo:widows="0"/>
    </style:style>
    <style:style style:name="P3" style:family="paragraph" style:parent-style-name="Standard">
      <style:text-properties style:font-name="Liberation Sans" fo:font-size="18pt" style:font-size-asian="18pt" style:font-name-complex="Liberation Sans1" style:font-size-complex="18pt"/>
    </style:style>
    <style:style style:name="P4" style:family="paragraph" style:parent-style-name="Normal_20__28_Web_29_">
      <style:paragraph-properties fo:margin-top="0.494cm" fo:margin-bottom="0cm" style:contextual-spacing="false" fo:text-align="end" style:justify-single-word="false"/>
    </style:style>
    <style:style style:name="P5" style:family="paragraph" style:parent-style-name="Normal_20__28_Web_29_">
      <style:paragraph-properties fo:margin-top="0.494cm" fo:margin-bottom="0.494cm" style:contextual-spacing="false"/>
    </style:style>
    <style:style style:name="P6" style:family="paragraph" style:parent-style-name="Normal_20__28_Web_29_">
      <style:paragraph-properties fo:margin-top="0.494cm" fo:margin-bottom="0cm" style:contextual-spacing="false"/>
    </style:style>
    <style:style style:name="P7" style:family="paragraph" style:parent-style-name="Normal_20__28_Web_29_">
      <style:paragraph-properties fo:margin-top="0.494cm" fo:margin-bottom="0cm" style:contextual-spacing="false" fo:text-align="start" style:justify-single-word="false"/>
    </style:style>
    <style:style style:name="P8" style:family="paragraph" style:parent-style-name="Normal_20__28_Web_29_">
      <style:paragraph-properties fo:margin-top="0.176cm" fo:margin-bottom="0cm" style:contextual-spacing="false" fo:text-align="start" style:justify-single-word="false" fo:hyphenation-ladder-count="no-limit"/>
      <style:text-properties fo:hyphenate="true" fo:hyphenation-remain-char-count="2" fo:hyphenation-push-char-count="2" loext:hyphenation-no-caps="false"/>
    </style:style>
    <style:style style:name="P9" style:family="paragraph" style:parent-style-name="HTML_20_Preformatted">
      <style:paragraph-properties fo:orphans="0" fo:widows="0"/>
      <style:text-properties fo:color="#000000" loext:opacity="100%" style:font-name="Liberation Mono" fo:font-weight="bold" style:font-weight-asian="bold" style:font-name-complex="Liberation Mono1" style:font-weight-complex="bold"/>
    </style:style>
    <style:style style:name="P10" style:family="paragraph" style:parent-style-name="HTML_20_Preformatted">
      <style:paragraph-properties fo:orphans="0" fo:widows="0"/>
      <style:text-properties fo:color="#000000" loext:opacity="100%" style:font-name="Liberation Mono" style:font-name-complex="Liberation Mono1"/>
    </style:style>
    <style:style style:name="P11" style:family="paragraph" style:parent-style-name="Standard">
      <style:paragraph-properties fo:margin-top="0cm" fo:margin-bottom="0.25cm" style:contextual-spacing="false" fo:line-height="115%" fo:text-align="center" style:justify-single-word="false" fo:orphans="0" fo:widows="0"/>
      <style:text-properties fo:color="#000000" loext:opacity="100%" style:font-name="Liberation Serif" fo:font-weight="bold" style:font-weight-asian="bold" style:font-name-complex="Liberation Serif1" style:font-weight-complex="bold"/>
    </style:style>
    <style:style style:name="P12" style:family="paragraph" style:parent-style-name="Header_20_and_20_Footer" style:list-style-name="WWNum5"/>
    <style:style style:name="P13" style:family="paragraph" style:parent-style-name="Heading_20_1">
      <style:text-properties style:font-name="Liberation Sans" fo:font-size="18pt" style:font-size-asian="18pt" style:font-name-complex="Liberation Sans1" style:font-size-complex="18pt"/>
    </style:style>
    <style:style style:name="P14" style:family="paragraph" style:parent-style-name="Heading_20_2">
      <style:text-properties style:font-name="Liberation Sans" fo:font-size="16pt" style:font-size-asian="16pt" style:font-name-complex="Liberation Sans1" style:font-size-complex="16pt"/>
    </style:style>
    <style:style style:name="P15" style:family="paragraph" style:parent-style-name="Heading_20_3">
      <style:text-properties style:font-name="Liberation Sans" fo:font-size="14pt" style:font-size-asian="14pt" style:font-name-complex="Liberation Sans1" style:font-size-complex="14pt"/>
    </style:style>
    <style:style style:name="P16" style:family="paragraph" style:parent-style-name="Normal_20__28_Web_29_">
      <style:paragraph-properties fo:margin-top="0.494cm" fo:margin-bottom="0cm" style:contextual-spacing="false"/>
      <style:text-properties fo:font-weight="bold" style:font-weight-asian="bold" style:font-weight-complex="bold"/>
    </style:style>
    <style:style style:name="P17" style:family="paragraph" style:parent-style-name="Normal_20__28_Web_29_" style:list-style-name="WWNum2">
      <style:paragraph-properties fo:margin-top="0.176cm" fo:margin-bottom="0cm" style:contextual-spacing="false" fo:line-height="115%" fo:text-align="start" style:justify-single-word="false" fo:hyphenation-ladder-count="no-limit"/>
      <style:text-properties fo:hyphenate="true" fo:hyphenation-remain-char-count="2" fo:hyphenation-push-char-count="2" loext:hyphenation-no-caps="false"/>
    </style:style>
    <style:style style:name="P18" style:family="paragraph" style:parent-style-name="Normal_20__28_Web_29_" style:list-style-name="WWNum3">
      <style:paragraph-properties fo:margin-top="0.176cm" fo:margin-bottom="0cm" style:contextual-spacing="false" fo:line-height="115%" fo:text-align="start" style:justify-single-word="false" fo:hyphenation-ladder-count="no-limit"/>
      <style:text-properties fo:hyphenate="true" fo:hyphenation-remain-char-count="2" fo:hyphenation-push-char-count="2" loext:hyphenation-no-caps="false"/>
    </style:style>
    <style:style style:name="P19" style:family="paragraph" style:parent-style-name="Normal_20__28_Web_29_" style:list-style-name="WWNum4">
      <style:paragraph-properties fo:margin-top="0.176cm" fo:margin-bottom="0cm" style:contextual-spacing="false" fo:text-align="start" style:justify-single-word="false" fo:hyphenation-ladder-count="no-limit"/>
      <style:text-properties fo:hyphenate="true" fo:hyphenation-remain-char-count="2" fo:hyphenation-push-char-count="2" loext:hyphenation-no-caps="false"/>
    </style:style>
    <style:style style:name="T1" style:family="text">
      <style:text-properties fo:font-weight="bold" style:font-weight-asian="bold" style:font-weight-complex="bold"/>
    </style:style>
    <style:style style:name="T2" style:family="text">
      <style:text-properties fo:color="#000000" loext:opacity="100%" style:font-name="Liberation Mono" style:font-name-complex="Liberation Mono1"/>
    </style:style>
    <style:style style:name="T3" style:family="text">
      <style:text-properties fo:color="#000000" loext:opacity="100%" style:font-name="Liberation Mono" fo:font-weight="bold" style:font-weight-asian="bold" style:font-name-complex="Liberation Mono1" style:font-weight-complex="bold"/>
    </style:style>
    <style:style style:name="T4" style:family="text">
      <style:text-properties fo:font-size="12pt" style:font-name-asian="Times New Roman1" style:font-size-asian="12pt" style:language-asian="es" style:country-asian="ES" style:font-name-complex="Times New Roman1" style:font-size-complex="12pt"/>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
      <text:p text:style-name="P3"/>
      <text:h text:style-name="P13" text:outline-level="1">Datos estructurados</text:h>
      <text:p text:style-name="P4">Javier Guerra, febrero 2024</text:p>
      <text:p text:style-name="Standard"/>
      <text:h text:style-name="P14" text:outline-level="2">Concepto de datos estructurados</text:h>
      <text:p text:style-name="P5"><text:a xlink:type="simple" xlink:href="https://es.wikipedia.org/wiki/Estructura_de_datos" text:style-name="Internet_20_link" text:visited-style-name="Visited_20_Internet_20_Link"><text:span text:style-name="Internet_20_link">https://es.wikipedia.org/wiki/Estructura_de_datos</text:span></text:a></text:p>
      <text:p text:style-name="P5">una <text:span text:style-name="T1">estructura de datos </text:span>es una forma particular de organizar información en un computador para que pueda ser utilizada de manera eficiente por las aplicaciones.</text:p>
      <text:p text:style-name="P6">Ejemplos: Bases de datos, CSV…</text:p>
      <text:p text:style-name="P6"/>
      <text:h text:style-name="P14" text:outline-level="2">Lenguajes de marcas</text:h>
      <text:p text:style-name="P5"><text:a xlink:type="simple" xlink:href="https://es.wikipedia.org/wiki/Lenguaje_de_marcado" text:style-name="Internet_20_link" text:visited-style-name="Visited_20_Internet_20_Link"><text:span text:style-name="Internet_20_link">https://es.wikipedia.org/wiki/Lenguaje_de_marcado</text:span></text:a></text:p>
      <text:p text:style-name="P5">Codifican documentos con etiquetas, marcas o anotaciones con información adicional relativa a la estructura del texto que contienen o su formato de presentación.</text:p>
      <text:p text:style-name="P5">Formatos conocidos: HTML, XML, JSON, YAML (p.ej. docker-compose)...</text:p>
      <text:h text:style-name="P15" text:outline-level="3">XML</text:h>
      <text:p text:style-name="P5"><text:a xlink:type="simple" xlink:href="https://es.wikipedia.org/wiki/Extensible_Markup_Language" text:style-name="Internet_20_link" text:visited-style-name="Visited_20_Internet_20_Link"><text:span text:style-name="Internet_20_link">https://es.wikipedia.org/wiki/Extensible_Markup_Language</text:span></text:a></text:p>
      <text:p text:style-name="P6">Muy usado en importación y exportación automática de datos estructurados.</text:p>
      <text:p text:style-name="P6">Usa etiquetas de apertura y cierre así como atributos en las etiquetas.</text:p>
      <text:p text:style-name="P6">Extensible. Es posible extender XML con la adición de nuevas etiquetas.</text:p>
      <text:p text:style-name="P6">Antecedentes: SGML, antes GML, en los 70. (igual que HTML)</text:p>
      <text:p text:style-name="P6"/>
      <text:h text:style-name="P15" text:outline-level="3">JSON</text:h>
      <text:p text:style-name="P6"><text:a xlink:type="simple" xlink:href="https://es.wikipedia.org/wiki/JSON" text:style-name="Internet_20_link" text:visited-style-name="Visited_20_Internet_20_Link"><text:span text:style-name="Internet_20_link">https://es.wikipedia.org/wiki/JSON</text:span></text:a></text:p>
      <text:p text:style-name="P6">(JavaScript Object Notation)</text:p>
      <text:p text:style-name="P6">Alternativa a XML más sencillo de escribir y leer.</text:p>
      <table:table table:name="Tabla1" table:style-name="Tabla1">
        <table:table-column table:style-name="Tabla1.A"/>
        <table:table-column table:style-name="Tabla1.B"/>
        <text:soft-page-break/>
        <table:table-row table:style-name="Tabla1.1">
          <table:table-cell table:style-name="Tabla1.A1" office:value-type="string">
            <text:p text:style-name="P11">XML</text:p>
          </table:table-cell>
          <table:table-cell table:style-name="Tabla1.B1" office:value-type="string">
            <text:p text:style-name="P11">JSON</text:p>
          </table:table-cell>
        </table:table-row>
        <table:table-row table:style-name="Tabla1.1">
          <table:table-cell table:style-name="Tabla1.A2" office:value-type="string">
            <text:p text:style-name="P2"><text:span text:style-name="HTML_20_Code"><text:span text:style-name="T2">&lt;?xml version="1.0" encoding="UTF-8"?&gt;</text:span></text:span></text:p>
            <text:p text:style-name="P2"><text:span text:style-name="HTML_20_Code"><text:span text:style-name="T2">&lt;selva </text:span></text:span><text:span text:style-name="HTML_20_Code"><text:span text:style-name="T3">codigo="demo"</text:span></text:span><text:span text:style-name="HTML_20_Code"><text:span text:style-name="T2">&gt;</text:span></text:span></text:p>
            <text:p text:style-name="P2"><text:span text:style-name="HTML_20_Code"><text:span text:style-name="T2"><text:s text:c="4"/>&lt;animal&gt;</text:span></text:span></text:p>
            <text:p text:style-name="P2"><text:span text:style-name="HTML_20_Code"><text:span text:style-name="T2"><text:s text:c="8"/>&lt;nombre&gt;Werthers&lt;/nombre&gt;</text:span></text:span></text:p>
            <text:p text:style-name="P2"><text:span text:style-name="HTML_20_Code"><text:span text:style-name="T2"><text:s text:c="8"/>&lt;tipo&gt;Pantera&lt;/tipo&gt;</text:span></text:span></text:p>
            <text:p text:style-name="P2"><text:span text:style-name="HTML_20_Code"><text:span text:style-name="T2"><text:s text:c="8"/>&lt;color&gt;Negro&lt;/color&gt;</text:span></text:span></text:p>
            <text:p text:style-name="P2"><text:span text:style-name="HTML_20_Code"><text:span text:style-name="T2"><text:s text:c="8"/>&lt;edad&gt;12&lt;/edad&gt;</text:span></text:span></text:p>
            <text:p text:style-name="P2"><text:span text:style-name="HTML_20_Code"><text:span text:style-name="T2"><text:s text:c="4"/>&lt;/animal&gt;</text:span></text:span></text:p>
            <text:p text:style-name="P2"><text:span text:style-name="HTML_20_Code"><text:span text:style-name="T2"><text:s text:c="4"/>&lt;animal&gt;</text:span></text:span></text:p>
            <text:p text:style-name="P2"><text:span text:style-name="HTML_20_Code"><text:span text:style-name="T2"><text:s text:c="8"/>&lt;nombre&gt;Bun&lt;/nombre&gt;</text:span></text:span></text:p>
            <text:p text:style-name="P2"><text:span text:style-name="HTML_20_Code"><text:span text:style-name="T2"><text:s text:c="8"/>&lt;tipo&gt;León&lt;/tipo&gt;</text:span></text:span></text:p>
            <text:p text:style-name="P2"><text:span text:style-name="HTML_20_Code"><text:span text:style-name="T2"><text:s text:c="8"/>&lt;color&gt;Marrón&lt;/color&gt;</text:span></text:span></text:p>
            <text:p text:style-name="P2"><text:span text:style-name="HTML_20_Code"><text:span text:style-name="T2"><text:s text:c="8"/>&lt;edad&gt;15&lt;/edad&gt;</text:span></text:span></text:p>
            <text:p text:style-name="P2"><text:span text:style-name="HTML_20_Code"><text:span text:style-name="T2"><text:s text:c="4"/>&lt;/animal&gt;</text:span></text:span></text:p>
            <text:p text:style-name="P2"><text:span text:style-name="HTML_20_Code"><text:span text:style-name="T2">&lt;/selva&gt;</text:span></text:span></text:p>
          </table:table-cell>
          <table:table-cell table:style-name="Tabla1.B2" office:value-type="string">
            <text:p text:style-name="P9">{</text:p>
            <text:p text:style-name="P10"><text:s text:c="2"/>"selva": {</text:p>
            <text:p text:style-name="P2"><text:span text:style-name="T2"><text:s text:c="4"/>"animal": </text:span><text:span text:style-name="T3">[</text:span></text:p>
            <text:p text:style-name="P10"><text:s text:c="6"/>{</text:p>
            <text:p text:style-name="P10"><text:s text:c="8"/>"nombre": "Werthers",</text:p>
            <text:p text:style-name="P10"><text:s text:c="8"/>"tipo": "Pantera",</text:p>
            <text:p text:style-name="P10"><text:s text:c="8"/>"color": "Negro",</text:p>
            <text:p text:style-name="P2"><text:span text:style-name="T2"><text:s text:c="8"/>"edad": </text:span><text:span text:style-name="T3">12</text:span></text:p>
            <text:p text:style-name="P2"><text:span text:style-name="T2"><text:s text:c="6"/>}</text:span><text:span text:style-name="T3">,</text:span></text:p>
            <text:p text:style-name="P10"><text:s text:c="6"/>{</text:p>
            <text:p text:style-name="P10"><text:s text:c="8"/>"nombre": "Bun",</text:p>
            <text:p text:style-name="P10"><text:s text:c="8"/>"tipo": "León",</text:p>
            <text:p text:style-name="P10"><text:s text:c="8"/>"color": "Marrón",</text:p>
            <text:p text:style-name="P2"><text:span text:style-name="T2"><text:s text:c="8"/>"edad": </text:span><text:span text:style-name="T3">15</text:span></text:p>
            <text:p text:style-name="P10"><text:s text:c="6"/>}</text:p>
            <text:p text:style-name="P2"><text:span text:style-name="T2"><text:s text:c="4"/></text:span><text:span text:style-name="T3">]</text:span></text:p>
            <text:p text:style-name="P10"><text:s text:c="2"/>}</text:p>
            <text:p text:style-name="P9">}</text:p>
          </table:table-cell>
        </table:table-row>
      </table:table>
      <text:p text:style-name="P16">Estructura JSON</text:p>
      <text:list xml:id="list3537483397" text:style-name="WWNum2">
        <text:list-item>
          <text:p text:style-name="P17"><text:span text:style-name="T1">Datos</text:span>: números, cadenas, booleanos, null.</text:p>
        </text:list-item>
        <text:list-item>
          <text:p text:style-name="P17"><text:span text:style-name="T1">Arreglos</text:span> (o vector, o matriz, o array): lista ordenada de cero o más elementos los cuales pueden ser de cualquier tipo. Se describe entre corchetes ( [ ] ), y elementos se separan por comas.</text:p>
        </text:list-item>
        <text:list-item>
          <text:p text:style-name="P17"><text:span text:style-name="T1">Objetos</text:span>: Son colecciones no ordenadas de pares clave-valor. Se describe entre llaves ( { } ), y los elementos se separan por comas.</text:p>
        </text:list-item>
        <text:list-item>
          <text:p text:style-name="P17"><text:span text:style-name="T1">Clave-valor</text:span>: tienen la forma &lt;clave&gt;:&lt;valor&gt;. La clave tiene que ser una cadena entre comillas dobles. El valor puede ser de cualquier tipo.</text:p>
        </text:list-item>
      </text:list>
      <text:p text:style-name="P6"><text:span text:style-name="T1">Ejercicios</text:span>:</text:p>
      <text:list xml:id="list1842605130" text:style-name="WWNum5">
        <text:list-item>
          <text:p text:style-name="P12">Crear un XML<text:bookmark text:name="_GoBack"/> que contenga una “biblioteca” de, al menos, tres “libro”s, y que cada libro incluya “titulo”, “autor”es (uno o varios) y “anyo” de publicación.</text:p>
        </text:list-item>
        <text:list-item>
          <text:p text:style-name="P12">Crear un JSON que contenga la “discografía” de tu artista preferido/a con, al menos, tres “album”s, y que cada album incluya “nombre”, “autor”es (uno o varios, si hay colaboraciones) y “anyo” de publicación. Dentro de cada álbum deberás incluir las canciones del album, con “titulo” y “duracion”.</text:p>
        </text:list-item>
      </text:list>
      <text:p text:style-name="Header_20_and_20_Footer"/>
      <text:h text:style-name="P13" text:outline-level="1">Bases de datos NoSQL</text:h>
      <text:p text:style-name="P6"><text:a xlink:type="simple" xlink:href="https://es.wikipedia.org/wiki/NoSQL" text:style-name="Internet_20_link" text:visited-style-name="Visited_20_Internet_20_Link"><text:span text:style-name="Internet_20_link">https://es.wikipedia.org/wiki/NoSQL</text:span></text:a></text:p>
      <text:p text:style-name="P7">Estructura de datos flexible que escala de forma sencilla, aunque tiene baja consistencia.</text:p>
      <text:p text:style-name="P7">Pensado para uso intensivo de los datos y manejo de datos en grandes cantidades.<text:line-break/>p. ej. en sitios de Internet con alto tr<text:span text:style-name="T4">áfico.</text:span></text:p>
      <text:p text:style-name="P7">Pueden tener datos distribuidos. Emplean formato JSON. No usan SQL.<text:line-break/>p. ej. MongoDB, otros.</text:p>
      <text:h text:style-name="P14" text:outline-level="2"><text:soft-page-break/>Colecciones y documentos</text:h>
      <text:p text:style-name="P5">Las <text:span text:style-name="T1">Colecciones</text:span> son agrupaciones de <text:span text:style-name="T1">documentos</text:span>. Son equivalentes a las <text:span text:style-name="T1">tablas</text:span> en bases de datos relacionales pero NO nos imponen un esquema o estructura rígida para guardar información. Los <text:span text:style-name="T1">Documentos</text:span> son <text:span text:style-name="T1">registros</text:span> dentro de las <text:span text:style-name="T1">colecciones</text:span>.</text:p>
      <text:p text:style-name="P5">En el ejemplo anterior, la base de datos “selva” tendría una colección de “animal”es con documentos de cada animal.</text:p>
      <text:p text:style-name="P5"/>
      <text:h text:style-name="P13" text:outline-level="1">Concepto de API RESTful</text:h>
      <text:p text:style-name="P5">Combinan los conceptos explicados anteriormente.</text:p>
      <text:p text:style-name="P5"><text:a xlink:type="simple" xlink:href="https://es.wikipedia.org/wiki/API" text:style-name="Internet_20_link" text:visited-style-name="Visited_20_Internet_20_Link"><text:span text:style-name="Internet_20_link">https://es.wikipedia.org/wiki/API</text:span></text:a></text:p>
      <text:p text:style-name="P5"><text:span text:style-name="T1">API</text:span>: Es una pieza de código que permite a diferentes aplicaciones comunicarse entre sí y compartir información y funcionalidades. Una API es un intermediario entre dos sistemas, que permite que una aplicación se comunique con otra y pida datos o acciones específicas. </text:p>
      <text:p text:style-name="P5"><text:a xlink:type="simple" xlink:href="https://es.wikipedia.org/wiki/Transferencia_de_Estado_Representacional" text:style-name="Internet_20_link" text:visited-style-name="Visited_20_Internet_20_Link"><text:span text:style-name="Internet_20_link">https://es.wikipedia.org/wiki/Transferencia_de_Estado_Representacional</text:span></text:a></text:p>
      <text:p text:style-name="P5"><text:span text:style-name="T1">RESTful</text:span>: es un estilo de arquitectura de software para el acceso a datos de forma distribuida que emplea mensajes HTTP y que se caracteriza por tener:</text:p>
      <text:list xml:id="list899897677" text:style-name="WWNum3">
        <text:list-item>
          <text:p text:style-name="P18">Estructura cliente/servidor, con transacciones independientes.</text:p>
        </text:list-item>
        <text:list-item>
          <text:p text:style-name="P18">Operaciones CRUD (Crear, Leer, Actualizar y Borrar) bien definidas.</text:p>
        </text:list-item>
        <text:list-item>
          <text:p text:style-name="P18">Recursos direccionables a través de una única URI (identificador de recursos uniforme).</text:p>
        </text:list-item>
        <text:list-item>
          <text:p text:style-name="P18">Uso de hipermedios que permite navegar entre recursos (en formato HTML o XML…).</text:p>
        </text:list-item>
      </text:list>
      <text:p text:style-name="P5"><text:span text:style-name="T1">Request: </text:span>Es una solicitud de respuesta que se realiza a una API.</text:p>
      <text:p text:style-name="P5">Las API RESTful son la base (aunque no exclusivamente) de lo que se conoce como arquitectura de microservicios, que permite construir aplicaciones de forma distribuida separando sus partes en pequeños servicios.</text:p>
      <text:p text:style-name="P5">Estos microservicios son muy utilizados p. ej. en desarrollo web, y cada vez hay mayor tendencia a establecer el proceso general de la aplicación en el <text:span text:style-name="T5">back end</text:span> (p. ej. BBDD NoSQL en el servidor accesible vía API) y delegar la visualización y gestión de la interfaz de la aplicación en el <text:span text:style-name="T5">front end</text:span> (navegador que ejecuta, p. ej. código JS, React, Angular...).</text:p>
      <text:p text:style-name="P5">Nota: Elasticsearch es un motor de búsqueda con interfaz web RESTful.</text:p>
      <text:h text:style-name="P14" text:outline-level="2"><text:soft-page-break/>Operaciones y códigos de estado</text:h>
      <text:p text:style-name="P5">Se llevan a cabo peticiones (<text:span text:style-name="T5">request</text:span>) a la API para poder realizar CRUD a la BBDD. Estas peticiones son las propias de HTTP (Get, Put...):</text:p>
      <text:p text:style-name="P5"><text:a xlink:type="simple" xlink:href="https://developer.mozilla.org/es/docs/Web/HTTP/Methods" text:style-name="Internet_20_link" text:visited-style-name="Visited_20_Internet_20_Link"><text:span text:style-name="Internet_20_link">https://developer.mozilla.org/es/docs/Web/HTTP/Methods</text:span></text:a></text:p>
      <text:p text:style-name="P5">Las peticiones llevarán una cabecera con información de la petición:</text:p>
      <text:p text:style-name="P5"><text:a xlink:type="simple" xlink:href="https://developer.mozilla.org/es/docs/Web/HTTP/Headers" text:style-name="Internet_20_link" text:visited-style-name="Visited_20_Internet_20_Link"><text:span text:style-name="Internet_20_link">https://developer.mozilla.org/es/docs/Web/HTTP/Headers</text:span></text:a></text:p>
      <text:p text:style-name="P5">Y el cuerpo (<text:span text:style-name="T5">body</text:span>) de la petición.</text:p>
      <text:p text:style-name="P5">El servidor de la API devolverá, en la cabecera de la respuesta, una serie de códigos de estado al procesar la petición que nos darán información de lo que ha ocurrido (p. ej. 200 ó 404):</text:p>
      <text:p text:style-name="P5"><text:a xlink:type="simple" xlink:href="https://developer.mozilla.org/es/docs/Web/HTTP/Status" text:style-name="Internet_20_link" text:visited-style-name="Visited_20_Internet_20_Link"><text:span text:style-name="Internet_20_link">https://developer.mozilla.org/es/docs/Web/HTTP/Status</text:span></text:a></text:p>
      <text:p text:style-name="P5">Y lo datos del request (si se solicitan) en el body. Estos vengan, posiblemente en una estructura como JSON o XML.</text:p>
      <text:p text:style-name="P6"><text:span text:style-name="T1">Ejercicio</text:span>:</text:p>
      <text:p text:style-name="P6">"Consumir" una API pública. </text:p>
      <text:list xml:id="list1068950769" text:style-name="WWNum4">
        <text:list-item>
          <text:p text:style-name="P19">Posibles herramientas: Postman, httpie (<text:a xlink:type="simple" xlink:href="https://httpie.io/app" text:style-name="Internet_20_link" text:visited-style-name="Visited_20_Internet_20_Link"><text:span text:style-name="Internet_20_link">https://httpie.io/app</text:span></text:a>), Thunder client (VS Code)…</text:p>
        </text:list-item>
        <text:list-item>
          <text:p text:style-name="P19">Posible API (hay disponibles muchas por Internet): <text:a xlink:type="simple" xlink:href="https://openlibrary.org/developers/api" text:style-name="Internet_20_link" text:visited-style-name="Visited_20_Internet_20_Link"><text:span text:style-name="Internet_20_link">https://openlibrary.org/developers/api</text:span></text:a></text:p>
        </text:list-item>
        <text:list-item>
          <text:p text:style-name="P19">Documentación de la API: <text:a xlink:type="simple" xlink:href="https://openlibrary.org/swagger/docs" text:style-name="Internet_20_link" text:visited-style-name="Visited_20_Internet_20_Link"><text:span text:style-name="Internet_20_link">https://openlibrary.org/swagger/docs</text:span></text:a></text:p>
        </text:list-item>
      </text:list>
      <text:p text:style-name="P8"><text:span text:style-name="Internet_20_link"/></text:p>
      <text:p text:style-name="P8"><text:span text:style-name="Internet_20_link"/></text:p>
      <text:h text:style-name="Heading_20_1" text:outline-level="1">Materiales de consulta</text:h>
      <text:p text:style-name="P8">Accesibilidad y XML by charles mccn<text:line-break/><text:a xlink:type="simple" xlink:href="https://www.w3.org/2001/Talks/1026-axml/Overview.html" text:style-name="Internet_20_link" text:visited-style-name="Visited_20_Internet_20_Link"><text:span text:style-name="Internet_20_link">https://www.w3.org/2001/Talks/1026-axml/Overview.html</text:span></text:a></text:p>
      <text:p text:style-name="P8">Lenguaje XSL<text:line-break/><text:a xlink:type="simple" xlink:href="https://es.wikipedia.org/wiki/Extensible_Stylesheet_Language" text:style-name="Internet_20_link" text:visited-style-name="Visited_20_Internet_20_Link"><text:span text:style-name="Internet_20_link">https://es.wikipedia.org/wiki/Extensible_Stylesheet_Language</text:span></text:a></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 Sans ExtraBold" svg:font-family="'Open Sans ExtraBold'" style:font-family-generic="roman" style:font-pitch="variable"/>
    <style:font-face style:name="Open Sans ExtraBold1" svg:font-family="'Open Sans ExtraBold'" style:font-family-generic="system" style:font-pitch="variable"/>
    <style:font-face style:name="Open Sans Light" svg:font-family="'Open Sans Light'" style:font-family-generic="roman" style:font-pitch="variable"/>
    <style:font-face style:name="Open Sans Light1" svg:font-family="'Open Sans Light'"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style:use-window-font-color="true" loext:opacity="0%" style:font-name="Arial" fo:font-family="Arial" style:font-family-generic="roman" style:font-pitch="variable" fo:font-size="10.5pt" fo:language="es" fo:country="ES" style:letter-kerning="false" style:font-name-asian="Calibri1" style:font-family-asian="Calibri" style:font-family-generic-asian="system" style:font-pitch-asian="variable" style:font-size-asian="10.5pt" style:language-asian="en" style:country-asian="US" style:font-name-complex="Arial1" style:font-family-complex="Arial"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text-properties fo:text-transform="uppercase" fo:color="#c00000" loext:opacity="100%" fo:font-size="12pt" fo:font-weight="bold" style:font-size-asian="12pt" style:font-weight-asian="bold" style:font-size-complex="12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423cm" style:contextual-spacing="false" fo:keep-together="always" fo:padding-left="0cm" fo:padding-right="0cm" fo:padding-top="0cm" fo:padding-bottom="0.035cm" fo:border-left="none" fo:border-right="none" fo:border-top="none" fo:border-bottom="2.24pt solid #c00000" fo:keep-with-next="always"/>
      <style:text-properties fo:color="#c00000"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left="0cm" fo:margin-right="0cm" fo:margin-top="0.071cm" fo:margin-bottom="0.212cm" style:contextual-spacing="false" fo:keep-together="always" fo:text-indent="0.25cm" style:auto-text-indent="false" fo:padding-left="0cm" fo:padding-right="0cm" fo:padding-top="0cm" fo:padding-bottom="0.035cm" fo:border-left="none" fo:border-right="none" fo:border-top="none" fo:border-bottom="0.51pt solid #c00000" fo:keep-with-next="always"/>
      <style:text-properties fo:color="#c00000" loext:opacity="100%" style:font-name="Calibri Light" fo:font-family="'Calibri Light'" style:font-family-generic="roman" style:font-pitch="variable" fo:font-size="11pt"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212cm" fo:margin-bottom="0.282cm" style:contextual-spacing="false"/>
      <style:text-properties fo:color="#c00000" loext:opacity="100%" fo:font-style="italic" style:font-style-asian="italic" style:font-style-complex="italic" style:font-weight-complex="bold"/>
    </style:style>
    <style:style style:name="Heading_20_5" style:display-name="Heading 5" style:family="paragraph" style:parent-style-name="Standard" style:next-style-name="Standard" loext:linked-style-name="Título_20_5_20_Car" style:default-outline-level="5" style:list-style-name="WWNum1" style:list-level="1" style:class="text">
      <style:paragraph-properties fo:margin-top="0.071cm" fo:margin-bottom="0.423cm" style:contextual-spacing="false" fo:keep-together="always" fo:keep-with-next="always"/>
      <style:text-properties fo:color="#0d0d0d" loext:opacity="100%" style:font-name="Open Sans Light" fo:font-family="'Open Sans Light'" style:font-family-generic="roman" style:font-pitch="variable" fo:font-size="10pt" style:rfc-language-tag="es-ES-u-co-trad" fo:language="es" fo:country="ES" style:font-name-asian="Calibri1" style:font-family-asian="Calibri" style:font-family-generic-asian="system" style:font-pitch-asian="variable" style:font-size-asian="10pt" style:font-name-complex="Open Sans Light1" style:font-family-complex="'Open Sans Light'" style:font-family-generic-complex="system" style:font-pitch-complex="variable" style:font-size-complex="11pt"/>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353cm" fo:margin-bottom="0cm" style:contextual-spacing="false" fo:line-height="115%" fo:keep-together="always" fo:keep-with-next="always"/>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 style:family="paragraph" style:parent-style-name="Standard" style:next-style-name="Text_20_body" loext:linked-style-name="Título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loext:linked-style-name="Subtítulo_20_Car" style:class="chapter">
      <style:paragraph-properties fo:margin-top="0cm" fo:margin-bottom="0cm" style:contextual-spacing="false" fo:line-height="100%"/>
      <style:text-properties fo:color="#5a5a5a" loext:opacity="100%" style:font-name="Open Sans Light" fo:font-family="'Open Sans Light'" style:font-family-generic="roman" style:font-pitch="variable" fo:font-size="10pt" style:rfc-language-tag="es-ES-u-co-trad" fo:language="es" fo:country="ES" style:font-name-asian="Calibri1" style:font-family-asian="Calibri" style:font-family-generic-asian="system" style:font-pitch-asian="variable" style:font-size-asian="10pt" style:font-name-complex="Open Sans Light1" style:font-family-complex="'Open Sans Light'" style:font-family-generic-complex="system" style:font-pitch-complex="variable" style:font-size-complex="10pt"/>
    </style:style>
    <style:style style:name="No_20_Spacing" style:display-name="No Spacing" style:family="paragraph">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Arial" fo:font-family="Arial" style:font-family-generic="roman" style:font-pitch="variable" fo:font-size="10.5pt" fo:language="es" fo:country="ES" style:letter-kerning="false" style:font-name-asian="Calibri1" style:font-family-asian="Calibri" style:font-family-generic-asian="system" style:font-pitch-asian="variable" style:font-size-asian="10.5pt" style:language-asian="en" style:country-asian="US" style:font-name-complex="Arial1" style:font-family-complex="Arial" style:font-family-generic-complex="system" style:font-pitch-complex="variable" style:font-size-complex="10.5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loext:linked-style-name="Texto_20_comentario_20_Car">
      <style:paragraph-properties fo:line-height="100%"/>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0pt"/>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top="0.423cm" fo:margin-bottom="0cm" style:contextual-spacing="false" fo:text-align="start" style:justify-single-word="false" fo:keep-together="always" fo:keep-with-next="always"/>
      <style:text-properties fo:font-variant="normal" fo:text-transform="none" fo:color="#2f5496" loext:opacity="100%" style:font-name="Calibri Light" fo:font-family="'Calibri Light'" style:font-family-generic="roman" style:font-pitch="variable" fo:font-size="16pt" fo:font-weight="normal" style:font-name-asian="Calibri1" style:font-family-asian="Calibri" style:font-family-generic-asian="system" style:font-pitch-asian="variable" style:font-size-asian="16pt" style:language-asian="es" style:country-asian="ES" style:font-weight-asian="normal" style:font-name-complex="DejaVu Sans" style:font-family-complex="'DejaVu Sans'" style:font-family-generic-complex="system" style:font-pitch-complex="variable" style:font-size-complex="16pt"/>
    </style:style>
    <style:style style:name="Contents_20_2" style:display-name="Contents 2" style:family="paragraph" style:parent-style-name="Standard" style:next-style-name="Standard" style:auto-update="true" style:class="index">
      <style:paragraph-properties fo:margin-left="0.353cm" fo:margin-right="0cm" fo:margin-top="0cm" fo:margin-bottom="0.176cm" style:contextual-spacing="false" fo:text-indent="0cm" style:auto-text-indent="false"/>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1pt"/>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text-indent="0cm" style:auto-text-indent="false"/>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1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annotation_20_subject" style:display-name="annotation subject" style:family="paragraph" style:parent-style-name="annotation_20_text" style:next-style-name="annotation_20_text" loext:linked-style-name="Asunto_20_del_20_comentario_20_Car">
      <style:text-properties style:font-name="Arial" fo:font-family="Arial" style:font-family-generic="roman" style:font-pitch="variable" fo:language="es" fo:country="ES" fo:font-weight="bold" style:font-weight-asian="bold" style:font-name-complex="Arial1" style:font-family-complex="Arial" style:font-family-generic-complex="system" style:font-pitch-complex="variable" style:font-weight-complex="bold"/>
    </style:style>
    <style:style style:name="Preformatted_20_Text" style:display-name="Preformatted Text" style:family="paragraph" style:parent-style-name="Standard" style:class="html">
      <style:paragraph-properties fo:margin-top="0cm" fo:margin-bottom="0cm" style:contextual-spacing="false" fo:line-height="100%" fo:text-align="start" style:justify-single-word="false" style:vertical-align="baseline"/>
      <style:text-properties style:font-name="Liberation Mono" fo:font-family="'Liberation Mono'" style:font-family-generic="roman" style:font-pitch="variable" fo:font-size="10pt" style:letter-kerning="true" style:font-name-asian="Noto Sans Mono CJK SC" style:font-family-asian="'Noto Sans Mono CJK SC'" style:font-family-generic-asian="system" style:font-pitch-asian="variable" style:font-size-asian="10pt" style:language-asian="zh" style:country-asian="CN" style:font-name-complex="Liberation Mono1" style:font-family-complex="'Liberation Mono'" style:font-family-generic-complex="system" style:font-pitch-complex="variable" style:font-size-complex="10pt" style:language-complex="hi" style:country-complex="IN"/>
    </style:style>
    <style:style style:name="Tabla_20_normal1" style:display-name="Tabla normal1" style:family="paragraph">
      <style:paragraph-properties fo:margin-top="0cm" fo:margin-bottom="0.282cm" style:contextual-spacing="false" fo:line-height="10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true"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fo:hyphenate="tru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Énfasis1" style:family="text" style:parent-style-name="Default_20_Paragraph_20_Font">
      <style:text-properties fo:font-style="italic" style:font-style-asian="italic" style:font-style-complex="italic"/>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9_20_Car" style:display-name="Título 9 Car" style:family="text" style:parent-style-name="Default_20_Paragraph_20_Font">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Book_20_Title" style:display-name="Book Title" style:family="text" style:parent-style-name="Default_20_Paragraph_20_Font">
      <style:text-properties fo:text-transform="uppercase" style:font-name="Open Sans ExtraBold" fo:font-family="'Open Sans ExtraBold'" style:font-family-generic="roman" style:font-pitch="variable" fo:font-size="36pt" fo:letter-spacing="0.009cm" fo:font-weight="bold" style:font-size-asian="36pt" style:font-weight-asian="bold" style:font-name-complex="Open Sans ExtraBold1" style:font-family-complex="'Open Sans ExtraBold'" style:font-family-generic-complex="system" style:font-pitch-complex="variable" style:font-style-complex="italic" style:font-weight-complex="bold"/>
    </style:style>
    <style:style style:name="Subtítulo_20_Car" style:display-name="Subtítulo Car" style:family="text" style:parent-style-name="Default_20_Paragraph_20_Font">
      <style:text-properties fo:color="#5a5a5a" loext:opacity="100%" style:font-name="Open Sans Light" fo:font-family="'Open Sans Light'" style:font-family-generic="roman" style:font-pitch="variable" fo:font-size="10pt" style:rfc-language-tag="es-ES-u-co-trad" fo:language="es" fo:country="ES" style:font-name-asian="Calibri1" style:font-family-asian="Calibri" style:font-family-generic-asian="system" style:font-pitch-asian="variable" style:font-size-asian="10pt" style:font-name-complex="Open Sans Light1" style:font-family-complex="'Open Sans Light'" style:font-family-generic-complex="system" style:font-pitch-complex="variable" style:font-size-complex="10pt"/>
    </style:style>
    <style:style style:name="Título_20_1_20_Car" style:display-name="Título 1 Car" style:family="text" style:parent-style-name="Default_20_Paragraph_20_Font">
      <style:text-properties fo:text-transform="uppercase" fo:color="#c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Título_20_3_20_Car" style:display-name="Título 3 Car" style:family="text" style:parent-style-name="Default_20_Paragraph_20_Font">
      <style:text-properties fo:color="#c00000"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2_20_Car" style:display-name="Título 2 Car" style:family="text" style:parent-style-name="Default_20_Paragraph_20_Font">
      <style:text-properties fo:color="#c00000"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fo:color="#c00000" loext:opacity="100%" style:font-name="Arial" fo:font-family="Arial" style:font-family-generic="roman" style:font-pitch="variable" fo:font-size="10.5pt" fo:font-style="italic" style:font-size-asian="10.5pt" style:font-style-asian="italic" style:font-name-complex="Arial1" style:font-family-complex="Arial" style:font-family-generic-complex="system" style:font-pitch-complex="variable" style:font-size-complex="10.5pt" style:font-style-complex="italic" style:font-weight-complex="bold"/>
    </style:style>
    <style:style style:name="Título_20_5_20_Car" style:display-name="Título 5 Car" style:family="text" style:parent-style-name="Default_20_Paragraph_20_Font">
      <style:text-properties fo:color="#0d0d0d" loext:opacity="100%" style:font-name="Open Sans Light" fo:font-family="'Open Sans Light'" style:font-family-generic="roman" style:font-pitch="variable" fo:font-size="10pt" style:rfc-language-tag="es-ES-u-co-trad" fo:language="es" fo:country="ES" style:font-name-asian="Calibri1" style:font-family-asian="Calibri" style:font-family-generic-asian="system" style:font-pitch-asian="variable" style:font-size-asian="10pt" style:font-name-complex="Open Sans Light1" style:font-family-complex="'Open Sans Light'" style:font-family-generic-complex="system" style:font-pitch-complex="variable"/>
    </style:style>
    <style:style style:name="Mención_20_sin_20_resolver1" style:display-name="Mención sin resolver1" style:family="text" style:parent-style-name="Default_20_Paragraph_20_Font">
      <style:text-properties fo:color="#605e5c" loext:opacity="100%" fo:background-color="#e1dfdd"/>
    </style:style>
    <style:style style:name="Texto_20_comentario_20_Car" style:display-name="Texto comentario Car" style:family="text" style:parent-style-name="Default_20_Paragraph_20_Font" loext:linked-style-name="annotation_20_text">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Mención_20_sin_20_resolver2" style:display-name="Mención sin resolver2" style:family="text" style:parent-style-name="Default_20_Paragraph_20_Font">
      <style:text-properties fo:color="#605e5c" loext:opacity="100%" fo:background-color="#e1dfdd"/>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Asunto_20_del_20_comentario_20_Car" style:display-name="Asunto del comentario Car" style:family="text" style:parent-style-name="Texto_20_comentario_20_Car" loext:linked-style-name="annotation_20_subject">
      <style:text-properties style:font-name="Arial" fo:font-family="Arial" style:font-family-generic="roman" style:font-pitch="variable" fo:font-size="10pt" style:rfc-language-tag="es-ES-u-co-trad" fo:language="es" fo:country="ES" fo:font-weight="bold" style:font-size-asian="10pt" style:font-weight-asian="bold" style:font-name-complex="Arial1" style:font-family-complex="Arial" style:font-family-generic-complex="system" style:font-pitch-complex="variable" style:font-size-complex="10pt" style:font-weight-complex="bold"/>
    </style:style>
    <style:style style:name="Mención_20_sin_20_resolver3" style:display-name="Mención sin resolver3" style:family="text" style:parent-style-name="Default_20_Paragraph_20_Font">
      <style:text-properties fo:color="#605e5c" loext:opacity="100%" fo:background-color="#e1dfd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font-name-complex="Symbol1" style:font-family-complex="Symbol" style:font-family-generic-complex="system" style:font-pitch-complex="variable"/>
    </style:style>
    <style:style style:name="ListLabel_20_11" style:display-name="ListLabel 11" style:family="text">
      <style:text-properties fo:font-size="10pt" style:font-size-asian="10pt" style:font-name-complex="Courier New2"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1" style:font-family-complex="Wingdings"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style:style style:name="ListLabel_20_19" style:display-name="ListLabel 19" style:family="text">
      <style:text-properties fo:font-size="10pt" style:font-size-asian="10pt" style:font-name-complex="Symbol1" style:font-family-complex="Symbol" style:font-family-generic-complex="system" style:font-pitch-complex="variable"/>
    </style:style>
    <style:style style:name="ListLabel_20_20" style:display-name="ListLabel 20" style:family="text">
      <style:text-properties fo:font-size="10pt" style:font-size-asian="10pt" style:font-name-complex="Courier New2"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size-asian="10pt" style:font-name-complex="Wingdings1" style:font-family-complex="Wingdings" style:font-family-generic-complex="system" style:font-pitch-complex="variable"/>
    </style:style>
    <style:style style:name="ListLabel_20_26" style:display-name="ListLabel 26" style:family="text">
      <style:text-properties fo:font-size="10pt" style:font-size-asian="10pt" style:font-name-complex="Wingdings1" style:font-family-complex="Wingdings" style:font-family-generic-complex="system" style:font-pitch-complex="variable"/>
    </style:style>
    <style:style style:name="ListLabel_20_27" style:display-name="ListLabel 27" style:family="text">
      <style:text-properties fo:font-size="10pt" style:font-size-asian="10pt" style:font-name-complex="Wingdings1" style:font-family-complex="Wingdings" style:font-family-generic-complex="system" style:font-pitch-complex="variable"/>
    </style:style>
    <style:style style:name="ListLabel_20_28" style:display-name="ListLabel 28" style:family="text">
      <style:text-properties fo:font-size="10pt" style:font-size-asian="10pt" style:font-name-complex="Symbol1" style:font-family-complex="Symbol" style:font-family-generic-complex="system" style:font-pitch-complex="variable"/>
    </style:style>
    <style:style style:name="ListLabel_20_29" style:display-name="ListLabel 29" style:family="text">
      <style:text-properties fo:font-size="10pt" style:font-size-asian="10pt" style:font-name-complex="Courier New2"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1" style:font-family-complex="Wingdings" style:font-family-generic-complex="system" style:font-pitch-complex="variable"/>
    </style:style>
    <style:style style:name="ListLabel_20_31" style:display-name="ListLabel 31" style:family="text">
      <style:text-properties fo:font-size="10pt" style:font-size-asian="10pt" style:font-name-complex="Wingdings1" style:font-family-complex="Wingdings" style:font-family-generic-complex="system" style:font-pitch-complex="variable"/>
    </style:style>
    <style:style style:name="ListLabel_20_32" style:display-name="ListLabel 32" style:family="text">
      <style:text-properties fo:font-size="10pt" style:font-size-asian="10pt" style:font-name-complex="Wingdings1" style:font-family-complex="Wingdings" style:font-family-generic-complex="system" style:font-pitch-complex="variable"/>
    </style:style>
    <style:style style:name="ListLabel_20_33" style:display-name="ListLabel 33" style:family="text">
      <style:text-properties fo:font-size="10pt" style:font-size-asian="10pt" style:font-name-complex="Wingdings1" style:font-family-complex="Wingdings" style:font-family-generic-complex="system" style:font-pitch-complex="variable"/>
    </style:style>
    <style:style style:name="ListLabel_20_34" style:display-name="ListLabel 34" style:family="text">
      <style:text-properties fo:font-size="10pt" style:font-size-asian="10pt" style:font-name-complex="Wingdings1" style:font-family-complex="Wingdings" style:font-family-generic-complex="system" style:font-pitch-complex="variable"/>
    </style:style>
    <style:style style:name="ListLabel_20_35" style:display-name="ListLabel 35" style:family="text">
      <style:text-properties fo:font-size="10pt" style:font-size-asian="10pt"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15cm" fo:margin-bottom="1.249cm" fo:margin-left="3cm" fo:margin-right="1.998cm" style:writing-mode="lr-tb" style:layout-grid-color="#c0c0c0" style:layout-grid-lines="40"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4</text:page-number></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7T10:47:00</meta:creation-date>
    <meta:initial-creator>Goodjob</meta:initial-creator>
    <dc:language>es-ES</dc:language>
    <meta:print-date>2023-11-15T06:37:00</meta:print-date>
    <dc:date>2024-07-22T12:35:25.194452729</dc:date>
    <meta:editing-cycles>10</meta:editing-cycles>
    <meta:editing-duration>PT30M23S</meta:editing-duration>
    <meta:generator>LibreOffice/7.3.7.2$Linux_X86_64 LibreOffice_project/30$Build-2</meta:generator>
    <meta:document-statistic meta:table-count="1" meta:image-count="0" meta:object-count="0" meta:page-count="4" meta:paragraph-count="103" meta:word-count="853" meta:character-count="6179" meta:non-whitespace-character-count="5260"/>
    <meta:user-defined meta:name="AppVersion">15.0000</meta:user-defined>
    <meta:user-defined meta:name="Company">HP Inc.</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